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3in" svg:height="6.3in" svg:x="0.0394in" svg:y="0.0394in">
            <draw:object draw:notify-on-update-of-ranges="wykres.A2:wykres.A21 wykres.B1:wykres.B1 wykres.B2:wykres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154508497187474" calcext:value-type="float">
            <text:p>0.154508497187474</text:p>
          </table:table-cell>
          <table:table-cell office:value-type="float" office:value="0.475528258147577" calcext:value-type="float">
            <text:p>0.475528258147577</text:p>
          </table:table-cell>
        </table:table-row>
        <table:table-row table:style-name="ro1">
          <table:table-cell office:value-type="float" office:value="0.587785252292473" calcext:value-type="float">
            <text:p>0.587785252292473</text:p>
          </table:table-cell>
          <table:table-cell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1.21352549156242" calcext:value-type="float">
            <text:p>1.21352549156242</text:p>
          </table:table-cell>
          <table:table-cell office:value-type="float" office:value="0.88167787843871" calcext:value-type="float">
            <text:p>0.88167787843871</text:p>
          </table:table-cell>
        </table:table-row>
        <table:table-row table:style-name="ro1">
          <table:table-cell office:value-type="float" office:value="1.90211303259031" calcext:value-type="float">
            <text:p>1.90211303259031</text:p>
          </table:table-cell>
          <table:table-cell office:value-type="float" office:value="0.618033988749895" calcext:value-type="float">
            <text:p>0.618033988749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3080849893419E-016" calcext:value-type="float">
            <text:p>1.53080849893419E-16</text:p>
          </table:table-cell>
        </table:table-row>
        <table:table-row table:style-name="ro1">
          <table:table-cell office:value-type="float" office:value="2.85316954888546" calcext:value-type="float">
            <text:p>2.85316954888546</text:p>
          </table:table-cell>
          <table:table-cell office:value-type="float" office:value="-0.927050983124842" calcext:value-type="float">
            <text:p>-0.927050983124842</text:p>
          </table:table-cell>
        </table:table-row>
        <table:table-row table:style-name="ro1">
          <table:table-cell office:value-type="float" office:value="2.83155948031232" calcext:value-type="float">
            <text:p>2.83155948031232</text:p>
          </table:table-cell>
          <table:table-cell office:value-type="float" office:value="-2.05724838302366" calcext:value-type="float">
            <text:p>-2.05724838302366</text:p>
          </table:table-cell>
        </table:table-row>
        <table:table-row table:style-name="ro1">
          <table:table-cell office:value-type="float" office:value="2.35114100916989" calcext:value-type="float">
            <text:p>2.35114100916989</text:p>
          </table:table-cell>
          <table:table-cell office:value-type="float" office:value="-3.23606797749979" calcext:value-type="float">
            <text:p>-3.23606797749979</text:p>
          </table:table-cell>
        </table:table-row>
        <table:table-row table:style-name="ro1">
          <table:table-cell office:value-type="float" office:value="1.39057647468726" calcext:value-type="float">
            <text:p>1.39057647468726</text:p>
          </table:table-cell>
          <table:table-cell office:value-type="float" office:value="-4.27975432332819" calcext:value-type="float">
            <text:p>-4.27975432332819</text:p>
          </table:table-cell>
        </table:table-row>
        <table:table-row table:style-name="ro1">
          <table:table-cell office:value-type="float" office:value="6.12323399573677E-016" calcext:value-type="float">
            <text:p>6.12323399573677E-1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.69959346906221" calcext:value-type="float">
            <text:p>-1.69959346906221</text:p>
          </table:table-cell>
          <table:table-cell office:value-type="float" office:value="-5.23081083962335" calcext:value-type="float">
            <text:p>-5.23081083962335</text:p>
          </table:table-cell>
        </table:table-row>
        <table:table-row table:style-name="ro1">
          <table:table-cell office:value-type="float" office:value="-3.52671151375484" calcext:value-type="float">
            <text:p>-3.52671151375484</text:p>
          </table:table-cell>
          <table:table-cell office:value-type="float" office:value="-4.85410196624969" calcext:value-type="float">
            <text:p>-4.85410196624969</text:p>
          </table:table-cell>
        </table:table-row>
        <table:table-row table:style-name="ro1">
          <table:table-cell office:value-type="float" office:value="-5.25861046343716" calcext:value-type="float">
            <text:p>-5.25861046343716</text:p>
          </table:table-cell>
          <table:table-cell office:value-type="float" office:value="-3.82060413990108" calcext:value-type="float">
            <text:p>-3.82060413990108</text:p>
          </table:table-cell>
        </table:table-row>
        <table:table-row table:style-name="ro1">
          <table:table-cell office:value-type="float" office:value="-6.65739561406607" calcext:value-type="float">
            <text:p>-6.65739561406607</text:p>
          </table:table-cell>
          <table:table-cell office:value-type="float" office:value="-2.16311896062463" calcext:value-type="float">
            <text:p>-2.16311896062463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1.37772764904077E-015" calcext:value-type="float">
            <text:p>-1.37772764904077E-15</text:p>
          </table:table-cell>
        </table:table-row>
        <table:table-row table:style-name="ro1">
          <table:table-cell office:value-type="float" office:value="-7.60845213036123" calcext:value-type="float">
            <text:p>-7.60845213036123</text:p>
          </table:table-cell>
          <table:table-cell office:value-type="float" office:value="2.47213595499958" calcext:value-type="float">
            <text:p>2.47213595499958</text:p>
          </table:table-cell>
        </table:table-row>
        <table:table-row table:style-name="ro1">
          <table:table-cell office:value-type="float" office:value="-6.87664445218705" calcext:value-type="float">
            <text:p>-6.87664445218705</text:p>
          </table:table-cell>
          <table:table-cell office:value-type="float" office:value="4.99617464448602" calcext:value-type="float">
            <text:p>4.99617464448602</text:p>
          </table:table-cell>
        </table:table-row>
        <table:table-row table:style-name="ro1">
          <table:table-cell office:value-type="float" office:value="-5.29006727063226" calcext:value-type="float">
            <text:p>-5.29006727063226</text:p>
          </table:table-cell>
          <table:table-cell office:value-type="float" office:value="7.28115294937453" calcext:value-type="float">
            <text:p>7.28115294937453</text:p>
          </table:table-cell>
        </table:table-row>
        <table:table-row table:style-name="ro1">
          <table:table-cell office:value-type="float" office:value="-2.935661446562" calcext:value-type="float">
            <text:p>-2.935661446562</text:p>
          </table:table-cell>
          <table:table-cell office:value-type="float" office:value="9.03503690480396" calcext:value-type="float">
            <text:p>9.03503690480396</text:p>
          </table:table-cell>
        </table:table-row>
        <table:table-row table:style-name="ro1">
          <table:table-cell office:value-type="float" office:value="-2.44929359829471E-015" calcext:value-type="float">
            <text:p>-2.44929359829471E-1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21:54:51.678904712</dc:date>
    <meta:editing-duration>PT2M21S</meta:editing-duration>
    <meta:editing-cycles>2</meta:editing-cycles>
    <meta:generator>LibreOffice/7.3.7.2$Linux_X86_64 LibreOffice_project/3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16.003cm" xlink:href=".." xlink:type="simple" chart:class="chart:scatter" chart:style-name="ch1">
        <chart:title svg:x="6.806cm" svg:y="0.456cm" chart:style-name="ch2">
          <text:p>Tor mrówki</text:p>
        </chart:title>
        <chart:legend chart:legend-position="end" svg:x="14.474cm" svg:y="7.702cm" style:legend-expansion="high" chart:style-name="ch3"/>
        <chart:plot-area chart:style-name="ch4" table:cell-range-address="wykres.A2:wykres.B21 wykres.B1:wykres.B1" chart:data-source-has-labels="row" svg:x="0.32cm" svg:y="1.555cm" svg:width="13.834cm" svg:height="14.128cm">
          <chart:coordinate-region svg:x="0.558cm" svg:y="1.754cm" svg:width="13.502cm" svg:height="13.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wykres.B2:wykres.B21" chart:label-cell-address="wykres.B1:wykres.B1" chart:class="chart:scatter">
            <chart:domain table:cell-range-address="wykres.A2:wykres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4508497187474">
                <text:p>0.154508497187474</text:p>
                <draw:g>
                  <svg:desc>wykres.A2:wykres.A21</svg:desc>
                </draw:g>
              </table:table-cell>
              <table:table-cell office:value-type="float" office:value="0.475528258147577">
                <text:p>0.475528258147577</text:p>
                <draw:g>
                  <svg:desc>wykres.B2:wykres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1352549156242">
                <text:p>1.21352549156242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11303259031">
                <text:p>1.9021130325903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53080849893419E-016">
                <text:p>1.53080849893419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5316954888546">
                <text:p>2.85316954888546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3155948031232">
                <text:p>2.83155948031232</text:p>
              </table:table-cell>
              <table:table-cell office:value-type="float" office:value="-2.05724838302366">
                <text:p>-2.05724838302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5114100916989">
                <text:p>2.35114100916989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057647468726">
                <text:p>1.39057647468726</text:p>
              </table:table-cell>
              <table:table-cell office:value-type="float" office:value="-4.27975432332819">
                <text:p>-4.27975432332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9959346906221">
                <text:p>-1.69959346906221</text:p>
              </table:table-cell>
              <table:table-cell office:value-type="float" office:value="-5.23081083962335">
                <text:p>-5.23081083962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52671151375484">
                <text:p>-3.52671151375484</text:p>
              </table:table-cell>
              <table:table-cell office:value-type="float" office:value="-4.85410196624969">
                <text:p>-4.85410196624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25861046343716">
                <text:p>-5.25861046343716</text:p>
              </table:table-cell>
              <table:table-cell office:value-type="float" office:value="-3.82060413990108">
                <text:p>-3.82060413990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65739561406607">
                <text:p>-6.65739561406607</text:p>
              </table:table-cell>
              <table:table-cell office:value-type="float" office:value="-2.16311896062463">
                <text:p>-2.16311896062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1.37772764904077E-015">
                <text:p>-1.37772764904077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60845213036123">
                <text:p>-7.60845213036123</text:p>
              </table:table-cell>
              <table:table-cell office:value-type="float" office:value="2.47213595499958">
                <text:p>2.47213595499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7664445218705">
                <text:p>-6.87664445218705</text:p>
              </table:table-cell>
              <table:table-cell office:value-type="float" office:value="4.99617464448602">
                <text:p>4.99617464448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29006727063226">
                <text:p>-5.29006727063226</text:p>
              </table:table-cell>
              <table:table-cell office:value-type="float" office:value="7.28115294937453">
                <text:p>7.28115294937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935661446562">
                <text:p>-2.935661446562</text:p>
              </table:table-cell>
              <table:table-cell office:value-type="float" office:value="9.03503690480396">
                <text:p>9.03503690480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44929359829471E-015">
                <text:p>-2.44929359829471E-01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